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972in" fo:margin-left="0.0313in" table:align="left"/>
    </style:style>
    <style:style style:name="Table1.A" style:family="table-column">
      <style:table-column-properties style:column-width="1.3764in"/>
    </style:style>
    <style:style style:name="Table1.B" style:family="table-column">
      <style:table-column-properties style:column-width="1.0639in"/>
    </style:style>
    <style:style style:name="Table1.C" style:family="table-column">
      <style:table-column-properties style:column-width="0.9896in"/>
    </style:style>
    <style:style style:name="Table1.D" style:family="table-column">
      <style:table-column-properties style:column-width="1.2576in"/>
    </style:style>
    <style:style style:name="Table1.E" style:family="table-column">
      <style:table-column-properties style:column-width="1.0563in"/>
    </style:style>
    <style:style style:name="Table1.F" style:family="table-column">
      <style:table-column-properties style:column-width="1.153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1876" officeooo:paragraph-rsid="00171876"/>
    </style:style>
    <style:style style:name="P2" style:family="paragraph" style:parent-style-name="Standard">
      <style:text-properties officeooo:rsid="00171876" officeooo:paragraph-rsid="0018c17b"/>
    </style:style>
    <style:style style:name="P3" style:family="paragraph" style:parent-style-name="Standard">
      <style:text-properties officeooo:rsid="00171876" officeooo:paragraph-rsid="001ad3fb"/>
    </style:style>
    <style:style style:name="P4" style:family="paragraph" style:parent-style-name="Standard">
      <style:text-properties officeooo:rsid="00171876" officeooo:paragraph-rsid="001b5bea"/>
    </style:style>
    <style:style style:name="P5" style:family="paragraph" style:parent-style-name="Standard">
      <style:text-properties officeooo:rsid="0018c17b" officeooo:paragraph-rsid="0018c17b"/>
    </style:style>
    <style:style style:name="P6" style:family="paragraph" style:parent-style-name="Standard">
      <style:text-properties officeooo:rsid="0018c17b" officeooo:paragraph-rsid="0019292d"/>
    </style:style>
    <style:style style:name="P7" style:family="paragraph" style:parent-style-name="Standard">
      <style:text-properties officeooo:rsid="0019292d" officeooo:paragraph-rsid="0019292d"/>
    </style:style>
    <style:style style:name="P8" style:family="paragraph" style:parent-style-name="Standard">
      <style:text-properties officeooo:rsid="0019292d" officeooo:paragraph-rsid="001ad3fb"/>
    </style:style>
    <style:style style:name="P9" style:family="paragraph" style:parent-style-name="Standard">
      <style:text-properties officeooo:rsid="0019292d" officeooo:paragraph-rsid="001b5bea"/>
    </style:style>
    <style:style style:name="P10" style:family="paragraph" style:parent-style-name="Standard">
      <style:text-properties officeooo:rsid="001b5bea" officeooo:paragraph-rsid="001b5bea"/>
    </style:style>
    <style:style style:name="P11" style:family="paragraph" style:parent-style-name="Standard">
      <style:text-properties officeooo:rsid="001b5bea" officeooo:paragraph-rsid="001d049e"/>
    </style:style>
    <style:style style:name="P12" style:family="paragraph" style:parent-style-name="Standard">
      <style:text-properties officeooo:rsid="001ecbf0" officeooo:paragraph-rsid="001b5bea"/>
    </style:style>
    <style:style style:name="P13" style:family="paragraph" style:parent-style-name="Standard">
      <style:text-properties officeooo:rsid="001ecbf0" officeooo:paragraph-rsid="001ecbf0"/>
    </style:style>
    <style:style style:name="P14" style:family="paragraph" style:parent-style-name="Standard">
      <style:text-properties officeooo:rsid="001f96ee" officeooo:paragraph-rsid="001f96ee"/>
    </style:style>
    <style:style style:name="P15" style:family="paragraph" style:parent-style-name="Standard">
      <style:text-properties officeooo:rsid="002120e9" officeooo:paragraph-rsid="002120e9"/>
    </style:style>
    <style:style style:name="P16" style:family="paragraph" style:parent-style-name="Standard">
      <style:text-properties officeooo:rsid="00221c0f" officeooo:paragraph-rsid="00221c0f"/>
    </style:style>
    <style:style style:name="P17" style:family="paragraph" style:parent-style-name="Standard">
      <style:text-properties officeooo:rsid="0022a0be" officeooo:paragraph-rsid="0022a0be"/>
    </style:style>
    <style:style style:name="P18" style:family="paragraph" style:parent-style-name="Standard">
      <style:text-properties officeooo:rsid="0022ccf7" officeooo:paragraph-rsid="0024b5ba"/>
    </style:style>
    <style:style style:name="P19" style:family="paragraph" style:parent-style-name="Standard">
      <style:text-properties officeooo:rsid="00248b57" officeooo:paragraph-rsid="00248b57"/>
    </style:style>
    <style:style style:name="P20" style:family="paragraph" style:parent-style-name="Standard">
      <style:text-properties officeooo:rsid="00248b57" officeooo:paragraph-rsid="0026d8e0"/>
    </style:style>
    <style:style style:name="P21" style:family="paragraph" style:parent-style-name="Standard">
      <style:text-properties officeooo:rsid="00248b57" officeooo:paragraph-rsid="0024b5ba"/>
    </style:style>
    <style:style style:name="P22" style:family="paragraph" style:parent-style-name="Standard">
      <style:text-properties officeooo:rsid="0026d8e0" officeooo:paragraph-rsid="0026d8e0"/>
    </style:style>
    <style:style style:name="P23" style:family="paragraph" style:parent-style-name="Standard">
      <style:text-properties officeooo:rsid="0026d8e0" officeooo:paragraph-rsid="0027c879"/>
    </style:style>
    <style:style style:name="P24" style:family="paragraph" style:parent-style-name="Table_20_Contents">
      <style:text-properties officeooo:rsid="001ecbf0" officeooo:paragraph-rsid="001ecbf0"/>
    </style:style>
    <style:style style:name="P25" style:family="paragraph" style:parent-style-name="Table_20_Contents">
      <style:text-properties officeooo:rsid="001ed0ca" officeooo:paragraph-rsid="001ed0ca"/>
    </style:style>
    <style:style style:name="T1" style:family="text">
      <style:text-properties officeooo:rsid="00171876"/>
    </style:style>
    <style:style style:name="T2" style:family="text">
      <style:text-properties officeooo:rsid="0018c17b"/>
    </style:style>
    <style:style style:name="T3" style:family="text">
      <style:text-properties style:text-position="sub 58%"/>
    </style:style>
    <style:style style:name="T4" style:family="text">
      <style:text-properties style:text-position="0% 100%"/>
    </style:style>
    <style:style style:name="T5" style:family="text">
      <style:text-properties officeooo:rsid="00248b57"/>
    </style:style>
    <style:style style:name="T6" style:family="text">
      <style:text-properties officeooo:rsid="0024b5ba"/>
    </style:style>
    <style:style style:name="T7" style:family="text">
      <style:text-properties officeooo:rsid="00265c2c"/>
    </style:style>
    <style:style style:name="T8" style:family="text">
      <style:text-properties officeooo:rsid="0027c8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text:p>
      <text:p text:style-name="P3">1) Cannot be constructed. For Alternative 1, a data entry is an actual data record. Thus the data entry and the data record must be in the same order, the index must be clustered using Alternative 1.</text:p>
      <text:p text:style-name="P1"/>
      <text:p text:style-name="P2">2) A data entry is a (k, rid) pair, where rid is the record id of a data record with search key value k. Specially, rid has the information of the data record's page number and its position on the page number. <text:span text:style-name="T2">Thus</text:span>, we have (11, (1, 1)), (1<text:span text:style-name="T2">2</text:span>, (1, <text:span text:style-name="T2">2</text:span>)), (1<text:span text:style-name="T2">8</text:span>, (1, <text:span text:style-name="T2">3</text:span>)), (19, (2, 1)), (19, (2, 2)). The order of the entries is not significant since the index on age is unclustered.</text:p>
      <text:p text:style-name="P1"/>
      <text:p text:style-name="P2">3) A data entry is a (k, rid-list) pair, where rid-list is a list of record ids of data records with search key value k. <text:span text:style-name="T2">Thus</text:span>, we have (11, (1, 1)), (1<text:span text:style-name="T2">2</text:span>, (1, <text:span text:style-name="T2">2</text:span>)), (1<text:span text:style-name="T2">8</text:span>, (1, <text:span text:style-name="T2">3</text:span>)), (19, (2, 1), (2, 2)). The order of the entries is not significant since the index on age is unclustered.</text:p>
      <text:p text:style-name="P2"/>
      <text:p text:style-name="P5">4) A data entry k* is an actual data record (with search key value k). Thus, we have all the information of a student in the corresponding data entry. Thus, we have 11, 19. The order of the entries is significant because it has to be the same as the data records, and the data records are sorted by age.</text:p>
      <text:p text:style-name="P5"/>
      <text:p text:style-name="P6">5) <text:span text:style-name="T1">A data entry is a (k, rid) pair, where rid is the record id of a data record with search key value k. Thus, we have (11, (1, 1)), (19, (2, 1)). Note that all 5 data records can be inferred from these two data entries point to 2 different pages. </text:span>The order of the entries is significant because it has to be the same as the data records, and the data records are sorted by age.</text:p>
      <text:p text:style-name="P6"/>
      <text:p text:style-name="P7">6. <text:span text:style-name="T1">A data entry is a (k, rid-list) pair, where rid-list is a list of record ids of data records with search key value k. Thus, we have (11, (1, 1)), (19, (2, 1), (2, 2)). The order of the entries is significant because it has to be the same as the data records, and the data records are sorted by age.</text:span></text:p>
      <text:p text:style-name="P7"/>
      <text:p text:style-name="P8">7. <text:span text:style-name="T1">Cannot be constructed. For Alternative 1, a data entry is an actual data record. Thus the data entry and the data record must be in the same order, the index must be clustered using Alternative 1.</text:span></text:p>
      <text:p text:style-name="P7"/>
      <text:p text:style-name="P9">8. <text:span text:style-name="T1">A data entry is a (k, rid) pair, where rid is the record id of a data record with search key value k. And since it's unclustered on gpa, we have (1.8, (1, 1)), (2.0, (1, 2)), (3.2, (2, 1)), (3.4, (1, 3)), (3.8, (2, 2)). The order of the entries is not significant since the index on age is unclustered.</text:span></text:p>
      <text:p text:style-name="P4"/>
      <text:p text:style-name="P11">9. <text:span text:style-name="T1">A data entry is a (k, rid-list) pair, where rid-list is a list of record ids of data records with search key value k. And since it's unclustered on gpa, we have (1.8, (1, 1)), (2.0, (1, 2)), (3.2, (2, 1)), (3.4, (1, 3)), (3.8, (2, 2)).. The order of the entries is not significant since the index on age is unclustered.</text:span></text:p>
      <text:p text:style-name="P10"/>
      <text:p text:style-name="P10">10. C<text:span text:style-name="T1">annot be constructed. </text:span>Given that the data is sorted by age, the data are not in the same order as gpa, we cannot build a clustered index on gpa.</text:p>
      <text:p text:style-name="P10"/>
      <text:p text:style-name="P10">11. C<text:span text:style-name="T1">annot be constructed. </text:span>Given that the data is sorted by age, the data are not in the same order as gpa, we cannot build a clustered index on gpa.</text:p>
      <text:p text:style-name="P10"/>
      <text:p text:style-name="P10">12. C<text:span text:style-name="T1">annot be constructed. </text:span>Given that the data is sorted by age, the data are not in the same order as gpa, we cannot build a clustered index on gpa.</text:p>
      <text:p text:style-name="P10"/>
      <text:p text:style-name="P12"/>
      <text:p text:style-name="P12"/>
      <text:p text:style-name="P12"/>
      <text:p text:style-name="P13"><text:soft-page-break/>8.6</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4">File Type</text:p>
          </table:table-cell>
          <table:table-cell table:style-name="Table1.A1" office:value-type="string">
            <text:p text:style-name="P24">Scan</text:p>
          </table:table-cell>
          <table:table-cell table:style-name="Table1.A1" office:value-type="string">
            <text:p text:style-name="P24">Equality Search</text:p>
          </table:table-cell>
          <table:table-cell table:style-name="Table1.A1" office:value-type="string">
            <text:p text:style-name="P24">Range Search</text:p>
          </table:table-cell>
          <table:table-cell table:style-name="Table1.A1" office:value-type="string">
            <text:p text:style-name="P24">Insert</text:p>
          </table:table-cell>
          <table:table-cell table:style-name="Table1.F1" office:value-type="string">
            <text:p text:style-name="P24">Delete</text:p>
          </table:table-cell>
        </table:table-row>
        <table:table-row>
          <table:table-cell table:style-name="Table1.A2" office:value-type="string">
            <text:p text:style-name="P24">Heap file</text:p>
          </table:table-cell>
          <table:table-cell table:style-name="Table1.A2" office:value-type="string">
            <text:p text:style-name="P24">BD</text:p>
          </table:table-cell>
          <table:table-cell table:style-name="Table1.A2" office:value-type="string">
            <text:p text:style-name="P24">0.5BD</text:p>
          </table:table-cell>
          <table:table-cell table:style-name="Table1.A2" office:value-type="string">
            <text:p text:style-name="P24">BD</text:p>
          </table:table-cell>
          <table:table-cell table:style-name="Table1.A2" office:value-type="string">
            <text:p text:style-name="P24">2D</text:p>
          </table:table-cell>
          <table:table-cell table:style-name="Table1.F2" office:value-type="string">
            <text:p text:style-name="P25">Search+D</text:p>
          </table:table-cell>
        </table:table-row>
        <table:table-row>
          <table:table-cell table:style-name="Table1.A2" office:value-type="string">
            <text:p text:style-name="P24">Sorted file</text:p>
          </table:table-cell>
          <table:table-cell table:style-name="Table1.A2" office:value-type="string">
            <text:p text:style-name="P24">BD</text:p>
          </table:table-cell>
          <table:table-cell table:style-name="Table1.A2" office:value-type="string">
            <text:p text:style-name="P24">Dlog<text:span text:style-name="T3">2</text:span><text:span text:style-name="T4">B</text:span></text:p>
          </table:table-cell>
          <table:table-cell table:style-name="Table1.A2" office:value-type="string">
            <text:p text:style-name="P24">Dlog<text:span text:style-name="T3">2</text:span>B+#</text:p>
            <text:p text:style-name="P24">matching pages</text:p>
          </table:table-cell>
          <table:table-cell table:style-name="Table1.A2" office:value-type="string">
            <text:p text:style-name="P24">Search+BD</text:p>
          </table:table-cell>
          <table:table-cell table:style-name="Table1.F2" office:value-type="string">
            <text:p text:style-name="P25">Search+BD</text:p>
          </table:table-cell>
        </table:table-row>
        <table:table-row>
          <table:table-cell table:style-name="Table1.A2" office:value-type="string">
            <text:p text:style-name="P24">Clustered file</text:p>
          </table:table-cell>
          <table:table-cell table:style-name="Table1.A2" office:value-type="string">
            <text:p text:style-name="P24">1.5BD</text:p>
          </table:table-cell>
          <table:table-cell table:style-name="Table1.A2" office:value-type="string">
            <text:p text:style-name="P24">Dlog<text:span text:style-name="T3">F</text:span><text:span text:style-name="T4">1.5B</text:span></text:p>
          </table:table-cell>
          <table:table-cell table:style-name="Table1.A2" office:value-type="string">
            <text:p text:style-name="P24">Dlog<text:span text:style-name="T3">F</text:span><text:span text:style-name="T4">1.5B+#matching pages</text:span></text:p>
          </table:table-cell>
          <table:table-cell table:style-name="Table1.A2" office:value-type="string">
            <text:p text:style-name="P24">Search+D</text:p>
          </table:table-cell>
          <table:table-cell table:style-name="Table1.F2" office:value-type="string">
            <text:p text:style-name="P25">Search+D</text:p>
          </table:table-cell>
        </table:table-row>
        <table:table-row>
          <table:table-cell table:style-name="Table1.A2" office:value-type="string">
            <text:p text:style-name="P24">Unclustered tree index</text:p>
          </table:table-cell>
          <table:table-cell table:style-name="Table1.A2" office:value-type="string">
            <text:p text:style-name="P24">BD(R+0.15)</text:p>
          </table:table-cell>
          <table:table-cell table:style-name="Table1.A2" office:value-type="string">
            <text:p text:style-name="P24">D(1+<text:span text:style-name="T4">log</text:span><text:span text:style-name="T3">F</text:span><text:span text:style-name="T4">0.15B)</text:span></text:p>
          </table:table-cell>
          <table:table-cell table:style-name="Table1.A2" office:value-type="string">
            <text:p text:style-name="P24"><text:span text:style-name="T4">D(log</text:span><text:span text:style-name="T3">F</text:span><text:span text:style-name="T4">0.15B+#matching records)</text:span></text:p>
          </table:table-cell>
          <table:table-cell table:style-name="Table1.A2" office:value-type="string">
            <text:p text:style-name="P24">D(3+log<text:span text:style-name="T3">F</text:span><text:span text:style-name="T4">0.15B)</text:span></text:p>
          </table:table-cell>
          <table:table-cell table:style-name="Table1.F2" office:value-type="string">
            <text:p text:style-name="P25">Search+2D</text:p>
          </table:table-cell>
        </table:table-row>
        <table:table-row>
          <table:table-cell table:style-name="Table1.A2" office:value-type="string">
            <text:p text:style-name="P24">Unclustered hash index</text:p>
          </table:table-cell>
          <table:table-cell table:style-name="Table1.A2" office:value-type="string">
            <text:p text:style-name="P24">BD(R+0.125)</text:p>
          </table:table-cell>
          <table:table-cell table:style-name="Table1.A2" office:value-type="string">
            <text:p text:style-name="P24">2D</text:p>
          </table:table-cell>
          <table:table-cell table:style-name="Table1.A2" office:value-type="string">
            <text:p text:style-name="P24">BD</text:p>
          </table:table-cell>
          <table:table-cell table:style-name="Table1.A2" office:value-type="string">
            <text:p text:style-name="P25">4D</text:p>
          </table:table-cell>
          <table:table-cell table:style-name="Table1.F2" office:value-type="string">
            <text:p text:style-name="P25">Search+2D</text:p>
          </table:table-cell>
        </table:table-row>
      </table:table>
      <text:p text:style-name="P10"/>
      <text:p text:style-name="P14">8.10</text:p>
      <text:p text:style-name="P15">2) When we change the salary of an employee whose eid is a specific value. We can search for and access the data record using the clustered index on eid, then change the salary of that data record, and we don't have to make any modification to the data entry. This is definitely faster than going over the data records one after another in the heap file.</text:p>
      <text:p text:style-name="P15"/>
      <text:p text:style-name="P15">3) Suppose 1 year later, we have to increase the age of every employee. It would be slower with an unclustered index on age. Because apart from changing every data record, we also have to update the every data entry, which is definitely more work to do.</text:p>
      <text:p text:style-name="P15"/>
      <text:p text:style-name="P15">4) If we want to increase the salary of every employee. With or without the given indexes, we can go through each data record and update the salary information and there's no need to change the data entry. So in this case, the performance is the same.</text:p>
      <text:p text:style-name="P15"/>
      <text:p text:style-name="P15">12.2</text:p>
      <text:p text:style-name="P16">1) Access the sorted file for R directly. Since R is stored in R.a order, we can just access the data records in the sorted file for R one after another, until we reach R.a &gt;= 50000. B+ tree will have to do search first, which will add to the cost. Linear hash does not work as well for the same reason.</text:p>
      <text:p text:style-name="P16"/>
      <text:p text:style-name="P16">2) Linear hash. Hash works best in the equality search situation. Only have to access the data entry page and the data record page. So the cost is only 2D, which is smaller than other given solutions.</text:p>
      <text:p text:style-name="P16"/>
      <text:p text:style-name="P16">3) B+ tree. Can find the boundary a=50000 and a=50010 really fast, and can then access data in this range. Search is slow for accessing the sorted file. And hash is not suitable for range search.</text:p>
      <text:p text:style-name="P16"/>
      <text:p text:style-name="P16">4) Accessing the sorted file. Can scan the complete file and leave out the records with a = 50000. For B+ tree, it adds cost to deal with the data entries. Hash cannot do range search so is not suitable in this case.</text:p>
      <text:p text:style-name="P16"/>
      <text:p text:style-name="P17">12.4</text:p>
      <text:p text:style-name="P17">1)</text:p>
      <text:p text:style-name="P17">(a) Match. Primary conjuncts: Sailors.sid &lt; 50,000.</text:p>
      <text:p text:style-name="P17">(b) Match. Primary conjuncts: Sailors.sid = 50,000.</text:p>
      <text:p text:style-name="P17"><text:soft-page-break/></text:p>
      <text:p text:style-name="P17">2)</text:p>
      <text:p text:style-name="P17">(a) Not match. Hash is not suitable for range search.</text:p>
      <text:p text:style-name="P17">(b) Match. Primary conjuncts: Sailors.sid = 50,000.</text:p>
      <text:p text:style-name="P17"/>
      <text:p text:style-name="P17">3)</text:p>
      <text:p text:style-name="P17">(a) Match. Primary conjunct: Sailors.sid &lt; 50,000, Sailors.sid &lt; 50,000 ∧ Saliors.age = 21.</text:p>
      <text:p text:style-name="P17">(b) Match. Primary conjunct: Sailors.sid = 50,000 and Sailors.sid = 50,000 ∧ Saliors.age &gt; 21.</text:p>
      <text:p text:style-name="P17">(c) Match. Primary conjunct: Sailors.sid = 50,000.</text:p>
      <text:p text:style-name="P17">(d) Not Match. The index are first sorted by sid, and under the same sid, are sorted by age. So it would not be possible to access a sailor with a specific age value. Rather, have to specify a sid or a range of sid before age with the giving search key.</text:p>
      <text:p text:style-name="P17"/>
      <text:p text:style-name="P17">4)</text:p>
      <text:p text:style-name="P17">(a) Match. Primary conjunct: Sailors.sid = 50,000 and Sailors.sid = 50,000 ∧ Saliors.age = 21.</text:p>
      <text:p text:style-name="P17">(b) Match. Primary conjunct: Sailors.sid = 50,000. Will only match sid in this case.</text:p>
      <text:p text:style-name="P17">(c) Match. Primary conjunct: Sailors.sid = 50,000.</text:p>
      <text:p text:style-name="P17">(d) No Match. The hash tree are based on sid, and then age. So it would not be possible to access a sailor with a specific age value. That is, have to specify a sid before age with the giving search key.</text:p>
      <text:p text:style-name="P17"/>
      <text:p text:style-name="P18">12.6</text:p>
      <text:p text:style-name="P18"><text:span text:style-name="T6">For the B+ tree index, we assume that you can retrieve the index page containing the rid of the matching tuple with 3 I/Os on average. Assume #R pages = 1000, #R tuples = 100 * 1000, #S pages = 500.</text:span></text:p>
      <text:p text:style-name="P21"/>
      <text:p text:style-name="P23">(<text:span text:style-name="T8">1</text:span>) Sort Merge Joins:</text:p>
      <text:p text:style-name="P23">Cost = Cost to sort R + Cost to sort S + Additional Scan of Both = 2 * #R pages + 2 * #S pages + #R pages + # S pages = 3 * (#R pages + #S pages) = 3 * (1000 + 500) = 4500 I/Os</text:p>
      <text:p text:style-name="P23"/>
      <text:p text:style-name="P19">(<text:span text:style-name="T8">2</text:span>) Index Nested Loop Joins (Clustered B+ Tree Index): <text:span text:style-name="T7">Have to scan R, and for each tuple of R, find and retrieve the corresponding tuple from S.</text:span></text:p>
      <text:p text:style-name="P20">Cost = Cost to scan R + #R tuples * <text:span text:style-name="T7">(Retrieve Index Page per R Tuple + Retrieve Data Record per R Tuple) = #R pages + #R tuples * (3 + 1) = 1000 + 100000 * 4 = 401000 I/Os</text:span></text:p>
      <text:p text:style-name="P19"/>
      <text:p text:style-name="P22">(<text:span text:style-name="T8">3</text:span>) <text:span text:style-name="T5">Index Nested Loop Joins (Unclustered B+ Tree Index): Have to scan R, and for each tuple of R, find and retrieve the corresponding tuple from S.</text:span></text:p>
      <text:p text:style-name="P20">Cost = Cost to scan R + #R tuples * <text:span text:style-name="T7">(Retrieve Index Page per R Tuple + Retrieve Data Record per R Tuple) = #R pages + #R tuples * (3 + 1) = 1000 + 100000 * 4 = 401000 I/Os</text:span></text:p>
      <text:p text:style-name="P20"/>
      <text:p text:style-name="P22">(<text:span text:style-name="T8">4</text:span>) <text:span text:style-name="T5">Index Nested Loop Joins (</text:span>Hash<text:span text:style-name="T5"> Index): Have to scan R, and for each tuple of R, find and retrieve the corresponding tuple from S.</text:span></text:p>
      <text:p text:style-name="P20">Cost = Cost to scan R + #R tuples * <text:span text:style-name="T7">(Retrieve Index Page per R Tuple + Retrieve Data Record per R Tuple) = #R pages + #R tuples * (1.2 + 1) = 1000 + 100000 * 2.2 = 221000 I/Os</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4:37:58.011018131</meta:creation-date>
    <dc:date>2014-11-08T18:58:20.917998923</dc:date>
    <meta:editing-duration>PT2H49M8S</meta:editing-duration>
    <meta:editing-cycles>10</meta:editing-cycles>
    <meta:generator>LibreOffice/4.2.4.2$Linux_X86_64 LibreOffice_project/420m0$Build-2</meta:generator>
    <meta:document-statistic meta:table-count="1" meta:image-count="0" meta:object-count="0" meta:page-count="3" meta:paragraph-count="87" meta:word-count="1522" meta:character-count="7740" meta:non-whitespace-character-count="6299"/>
  </office:meta>
</office:document-meta>
</file>